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850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2])" table:allow-empty-cell="true" table:display-list="unsorted" table:base-cell-address="Feuille1.X21"/>
        <table:content-validation table:name="val7" table:condition="of:cell-content-is-in-list([$Feuille1.$A$34:.$A$13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26" table:default-cell-style-name="ce23"/>
        <table:table-column table:style-name="co27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table:number-columns-repeated="980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2" table:content-validation-name="val6" office:value-type="string">
            <text:p>V_Delta1_Exit</text:p>
          </table:table-cell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0.8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2.8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table:number-columns-repeated="980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table:number-columns-repeated="980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table:number-columns-repeated="980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table:number-columns-repeated="980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table:number-columns-repeated="980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table:number-columns-repeated="980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table:number-columns-repeated="980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table:number-columns-repeated="980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table:number-columns-repeated="980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table:number-columns-repeated="980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table:number-columns-repeated="980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table:number-columns-repeated="980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table:number-columns-repeated="980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table:number-columns-repeated="980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table:number-columns-repeated="980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table:number-columns-repeated="980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table:number-columns-repeated="980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table:number-columns-repeated="980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table:number-columns-repeated="980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table:number-columns-repeated="980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table:number-columns-repeated="980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table:number-columns-repeated="980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table:number-columns-repeated="980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table:number-columns-repeated="980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table:number-columns-repeated="980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table:number-columns-repeated="980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table:number-columns-repeated="980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table:number-columns-repeated="980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table:number-columns-repeated="980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table:number-columns-repeated="980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table:number-columns-repeated="980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table:number-columns-repeated="980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table:number-columns-repeated="980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table:number-columns-repeated="980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table:number-columns-repeated="980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8/09/2015</text:date>, <text:time>02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8-09T02:12:49.62</dc:date>
    <dc:creator>Wister </dc:creator>
    <meta:editing-duration>PT5H44M48S</meta:editing-duration>
    <meta:editing-cycles>267</meta:editing-cycles>
    <meta:document-statistic meta:table-count="1" meta:cell-count="2991" meta:object-count="0"/>
  </office:meta>
</office:document-meta>
</file>